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4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5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7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9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2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3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4];[$dropdowns.A:.C];2;0)" office:value-type="float" office:value="10" calcext:value-type="float">
            <text:p>10</text:p>
          </table:table-cell>
          <table:table-cell table:formula="of:=VLOOKUP([.H2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7];[$dropdowns.A:.C];2;0)" office:value-type="float" office:value="10" calcext:value-type="float">
            <text:p>10</text:p>
          </table:table-cell>
          <table:table-cell table:formula="of:=VLOOKUP([.H2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2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0];[$dropdowns.A:.C];2;0)" office:value-type="float" office:value="14" calcext:value-type="float">
            <text:p>14</text:p>
          </table:table-cell>
          <table:table-cell table:formula="of:=VLOOKUP([.H30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7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7];[$dropdowns.A:.C];2;0)" office:value-type="float" office:value="6" calcext:value-type="float">
            <text:p>6</text:p>
          </table:table-cell>
          <table:table-cell table:formula="of:=VLOOKUP([.H37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8];[$dropdowns.A:.C];2;0)" office:value-type="float" office:value="10" calcext:value-type="float">
            <text:p>10</text:p>
          </table:table-cell>
          <table:table-cell table:formula="of:=VLOOKUP([.H3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10" calcext:value-type="float">
            <text:p>10</text:p>
          </table:table-cell>
          <table:table-cell table:formula="of:=VLOOKUP([.H4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4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3];[$dropdowns.A:.C];2;0)" office:value-type="float" office:value="6" calcext:value-type="float">
            <text:p>6</text:p>
          </table:table-cell>
          <table:table-cell table:formula="of:=VLOOKUP([.H5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4];[$dropdowns.A:.C];2;0)" office:value-type="float" office:value="10" calcext:value-type="float">
            <text:p>10</text:p>
          </table:table-cell>
          <table:table-cell table:formula="of:=VLOOKUP([.H5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10" calcext:value-type="float">
            <text:p>10</text:p>
          </table:table-cell>
          <table:table-cell table:formula="of:=VLOOKUP([.H5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7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6" calcext:value-type="float">
            <text:p>6</text:p>
          </table:table-cell>
          <table:table-cell table:formula="of:=VLOOKUP([.H57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8];[$dropdowns.A:.C];2;0)" office:value-type="float" office:value="10" calcext:value-type="float">
            <text:p>10</text:p>
          </table:table-cell>
          <table:table-cell table:formula="of:=VLOOKUP([.H5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10" calcext:value-type="float">
            <text:p>10</text:p>
          </table:table-cell>
          <table:table-cell table:formula="of:=VLOOKUP([.H6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6" calcext:value-type="float">
            <text:p>6</text:p>
          </table:table-cell>
          <table:table-cell table:formula="of:=VLOOKUP([.H62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10" calcext:value-type="float">
            <text:p>10</text:p>
          </table:table-cell>
          <table:table-cell table:formula="of:=VLOOKUP([.H6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6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3];[$dropdowns.A:.C];2;0)" office:value-type="float" office:value="10" calcext:value-type="float">
            <text:p>10</text:p>
          </table:table-cell>
          <table:table-cell table:formula="of:=VLOOKUP([.H9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7];[$dropdowns.A:.C];2;0)" office:value-type="float" office:value="10" calcext:value-type="float">
            <text:p>10</text:p>
          </table:table-cell>
          <table:table-cell table:formula="of:=VLOOKUP([.H9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7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8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3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4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5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restaurant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38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39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6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0:items.D1048576 items.C1:items.C120 items.C122:items.C1048576 items.F3:items.G4 items.G2:items.G2 items.D1:items.D139 items.F2:items.F139 items.G5:items.G13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number-columns-repeated="2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7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7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2" table:number-columns-repeated="16347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29" office:value-type="string" calcext:value-type="string">
            <text:p>0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35" office:value-type="string" calcext:value-type="string">
            <text:p>0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39" office:value-type="string" calcext:value-type="string">
            <text:p>07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44" office:value-type="string" calcext:value-type="string">
            <text:p>08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149" office:value-type="string" calcext:value-type="string">
            <text:p>09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7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53" office:value-type="string" calcext:value-type="string">
            <text:p>0A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7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58" office:value-type="string" calcext:value-type="string">
            <text:p>0B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7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63" office:value-type="string" calcext:value-type="string">
            <text:p>0C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7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1:colours.O11 colours.R11:colours.XFD11 colours.A12:colours.XFD1048576">
            <calcext:condition calcext:apply-style-name="ConditionalStyle_10" calcext:value="&gt;0" calcext:base-cell-address="colours.A11"/>
          </calcext:conditional-format>
          <calcext:conditional-format calcext:target-range-address="colours.P11:colours.Q11">
            <calcext:condition calcext:apply-style-name="ConditionalStyle_10" calcext:value="&gt;0" calcext:base-cell-address="colours.P1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2" calcext:value-type="float">
            <text:p>162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94" calcext:value-type="float">
            <text:p>94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189" table:formula="of:=[.D9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ID not in use" calcext:value-type="string">
            <text:p>ID not in use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189" table:formula="of:=[.D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189" table:formula="of:=[.D1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189" table:formula="of:=[.D1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189" table:formula="of:=[.D10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ID not in use" calcext:value-type="string">
            <text:p>ID not in use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189" table:formula="of:=[.D12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ID not in use" calcext:value-type="string">
            <text:p>ID not in use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189" table:formula="of:=[.D16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6:24:23.596031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1-29T15:07:25.482685264</dc:date>
    <meta:editing-cycles>578</meta:editing-cycles>
    <meta:editing-duration>P48DT16H15M53S</meta:editing-duration>
    <meta:generator>LibreOffice/24.8.3.2$Linux_X86_64 LibreOffice_project/480$Build-2</meta:generator>
    <meta:document-statistic meta:table-count="8" meta:cell-count="10606" meta:object-count="0"/>
    <meta:user-defined meta:name="AppVersion">15.0000</meta:user-defined>
  </office:meta>
</office:document-meta>
</file>